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table table:name="Batch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5.3925" calcext:value-type="float">
            <text:p>85.3925</text:p>
          </table:table-cell>
          <table:table-cell/>
          <table:table-cell table:formula="of:=AVERAGE([.F1:.F40])" office:value-type="float" office:value="89.5275" calcext:value-type="float">
            <text:p>89.5275</text:p>
          </table:table-cell>
          <table:table-cell/>
          <table:table-cell table:formula="of:=AVERAGE([.H1:.H40])" office:value-type="float" office:value="5064.9" calcext:value-type="float">
            <text:p>5064.9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82574816098382" calcext:value-type="float">
            <text:p>9.825748161</text:p>
          </table:table-cell>
          <table:table-cell/>
          <table:table-cell table:formula="of:=STDEV([.F1:.F40])" office:value-type="float" office:value="8.65264114117468" calcext:value-type="float">
            <text:p>8.6526411412</text:p>
          </table:table-cell>
          <table:table-cell/>
          <table:table-cell table:formula="of:=STDEV([.H1:.H40])" office:value-type="float" office:value="5738.9076812891" calcext:value-type="float">
            <text:p>5738.9076812891</text:p>
          </table:table-cell>
        </table:table-row>
      </table:table>
      <table:table table:name="Incremental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6.69" calcext:value-type="float">
            <text:p>86.69</text:p>
          </table:table-cell>
          <table:table-cell/>
          <table:table-cell table:formula="of:=AVERAGE([.F1:.F40])" office:value-type="float" office:value="89.325" calcext:value-type="float">
            <text:p>89.325</text:p>
          </table:table-cell>
          <table:table-cell/>
          <table:table-cell table:formula="of:=AVERAGE([.H1:.H40])" office:value-type="float" office:value="31.6" calcext:value-type="float">
            <text:p>31.6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02707608055358" calcext:value-type="float">
            <text:p>9.0270760806</text:p>
          </table:table-cell>
          <table:table-cell/>
          <table:table-cell table:formula="of:=STDEV([.F1:.F40])" office:value-type="float" office:value="6.50584549778318" calcext:value-type="float">
            <text:p>6.5058454978</text:p>
          </table:table-cell>
          <table:table-cell/>
          <table:table-cell table:formula="of:=STDEV([.H1:.H40])" office:value-type="float" office:value="11.533229583052" calcext:value-type="float">
            <text:p>11.5332295831</text:p>
          </table:table-cell>
        </table:table-row>
      </table:table>
      <table:table table:name="Sheet4" table:style-name="ta1"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Parking lot</text:p>
          </table:table-cell>
          <table:table-cell table:number-columns-repeated="7"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4469" calcext:value-type="float">
            <text:p>4469</text:p>
          </table:table-cell>
          <table:table-cell/>
          <table:table-cell office:value-type="string" calcext:value-type="string">
            <text:p>Tunnel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atch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13" calcext:value-type="float">
            <text:p>71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6" calcext:value-type="float">
            <text:p>426</text:p>
          </table:table-cell>
          <table:table-cell office:value-type="float" office:value="453" calcext:value-type="float">
            <text:p>45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72" calcext:value-type="float">
            <text:p>37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4" calcext:value-type="float">
            <text:p>36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3" calcext:value-type="float">
            <text:p>34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6" calcext:value-type="float">
            <text:p>34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2" calcext:value-type="float">
            <text:p>36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9" calcext:value-type="float">
            <text:p>39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4" calcext:value-type="float">
            <text:p>41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02" calcext:value-type="float">
            <text:p>402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70" calcext:value-type="float">
            <text:p>77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51" calcext:value-type="float">
            <text:p>751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24" calcext:value-type="float">
            <text:p>924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03" calcext:value-type="float">
            <text:p>1403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28" calcext:value-type="float">
            <text:p>72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60" calcext:value-type="float">
            <text:p>46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0" calcext:value-type="float">
            <text:p>36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4:00:18.87625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10T15:13:47.818384118</dc:date>
    <meta:editing-duration>PT8H6M59S</meta:editing-duration>
    <meta:editing-cycles>13</meta:editing-cycles>
    <meta:generator>LibreOffice/4.2.8.2$Linux_X86_64 LibreOffice_project/420m0$Build-2</meta:generator>
    <meta:document-statistic meta:table-count="4" meta:cell-count="2033" meta:object-count="0"/>
  </office:meta>
</office:document-meta>
</file>